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enlo" svg:font-family="Menlo, Monaco, Consolas, 'Courier New', 'Ubuntu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51f33" style:font-name="Arial1" fo:font-size="13.5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151f33" style:font-name="Times New Roman" fo:letter-spacing="normal" fo:font-style="normal"/>
    </style:style>
    <style:style style:name="T2" style:family="text">
      <style:text-properties fo:font-variant="normal" fo:text-transform="none" fo:color="#151f33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51f33" style:font-name="Times New Roman" fo:font-size="12pt" fo:letter-spacing="normal" fo:language="ru" fo:country="RU" fo:font-style="normal" fo:font-weight="normal" style:font-size-asian="12pt" style:font-size-complex="12pt"/>
    </style:style>
    <style:style style:name="T4" style:family="text">
      <style:text-properties fo:font-variant="normal" fo:text-transform="none" fo:color="#151f33" fo:letter-spacing="normal" fo:font-style="normal"/>
    </style:style>
    <style:style style:name="T5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color="#000000" style:font-name="Times New Roman" fo:font-size="12pt" fo:background-color="#fffff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ы</text:p>
      <text:p text:style-name="P2"/>
      <text:p text:style-name="P4">Суть интерфейса:</text:p>
      <text:p text:style-name="P3">Если какой то класс реализует какой-то интерфейс это значит что этот класс обязан иметь(реализовывать) методы которые в этом интерфейсы указаны.</text:p>
      <text:p text:style-name="P3">Один класс может реализовать сколько угодно интерфейсов.</text:p>
      <text:p text:style-name="P7"/>
      <text:p text:style-name="P3"><text:span text:style-name="T1">Методы в интерфейсах всегда «пустые», то есть они не имеют реализации.</text:span> </text:p>
      <text:p text:style-name="P6"><text:span text:style-name="T4">Причина этого: интерфейс описывает поведение, а не реализует его.</text:span> </text:p>
      <text:p text:style-name="P5"><text:span text:style-name="T5">Но, </text:span><text:span text:style-name="T2">в Java8 появилось интересное дополнение — методы по умолчанию (default method).</text:span><text:span text:style-name="T6"> <text:s/></text:span><text:span text:style-name="T2">Используя ключевое слово </text:span><text:span text:style-name="Source_20_Text"><text:span text:style-name="T7">default</text:span></text:span><text:span text:style-name="T2">, мы </text:span><text:span text:style-name="T3">можем создать</text:span><text:span text:style-name="T2"> в интерфейсе метод с реализацией по умолчанию.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enlo" svg:font-family="Menlo, Monaco, Consolas, 'Courier New', 'Ubuntu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11S</meta:editing-duration>
    <meta:editing-cycles>9</meta:editing-cycles>
    <meta:generator>OpenOffice/4.1.13$Win32 OpenOffice.org_project/4113m1$Build-9810</meta:generator>
    <dc:date>2023-02-18T14:30:24.11</dc:date>
    <meta:document-statistic meta:table-count="0" meta:image-count="0" meta:object-count="0" meta:page-count="1" meta:paragraph-count="7" meta:word-count="76" meta:character-count="546"/>
    <meta:user-defined meta:name="Info 1"/>
    <meta:user-defined meta:name="Info 2"/>
    <meta:user-defined meta:name="Info 3"/>
    <meta:user-defined meta:name="Info 4"/>
  </office:meta>
</office:document-meta>
</file>